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ffffff" draw:fill="gradient" draw:fill-gradient-name="s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gradient" draw:fill-gradient-name="White_20_to_20_orang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106cm" svg:stroke-color="#ff3333" draw:marker-start-width="0.359cm" draw:marker-end-width="0.359cm" draw:fill="none" draw:fill-color="#ffffff" draw:textarea-horizontal-align="left" draw:auto-grow-height="true" draw:auto-grow-width="true" fo:min-height="0.865cm" fo:min-width="3.842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02cm"/>
    </style:style>
    <style:style style:name="gr5" style:family="graphic" style:parent-style-name="standard">
      <style:graphic-properties draw:stroke="none" svg:stroke-width="0.106cm" svg:stroke-color="#00ccff" draw:marker-start-width="0.358cm" draw:marker-end-width="0.358cm" draw:fill="none" draw:fill-color="#ffffff" draw:textarea-horizontal-align="left" draw:auto-grow-height="true" draw:auto-grow-width="true" fo:min-height="0.865cm" fo:min-width="3.516cm" fo:padding-top="0.177cm" fo:padding-bottom="0.177cm" fo:padding-left="0.302cm" fo:padding-right="0.302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eb613d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0084d1" draw:opacity="100%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-color="#ffffff" draw:opacity="50%" draw:textarea-vertical-align="middle" draw:auto-grow-height="false" fo:min-height="0cm" fo:min-width="0cm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6.5cm" svg:x="0.5cm" svg:y="0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1" draw:layer="layout" svg:width="9cm" svg:height="6.5cm" svg:x="5.6cm" svg:y="0.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2" draw:layer="layout" svg:width="4.448cm" svg:height="1.221cm" svg:x="1.9cm" svg:y="0.601cm">
          <draw:text-box>
            <text:p text:style-name="P1"><text:span text:style-name="T1">Working Files</text:span></text:p>
          </draw:text-box>
        </draw:frame>
        <draw:frame draw:style-name="gr4" draw:text-style-name="P2" draw:layer="layout" svg:width="3.52cm" svg:height="1.115cm" svg:x="6.4cm" svg:y="0.501cm">
          <draw:text-box>
            <text:p text:style-name="P1"><text:span text:style-name="T1">Staging Area</text:span></text:p>
            <text:p text:style-name="P1"><text:span text:style-name="T1">(ready to commit)</text:span></text:p>
          </draw:text-box>
        </draw:frame>
        <draw:frame draw:style-name="gr5" draw:text-style-name="P2" draw:layer="layout" svg:width="4.12cm" svg:height="1.219cm" svg:x="11cm" svg:y="0.401cm">
          <draw:text-box>
            <text:p text:style-name="P1"><text:span text:style-name="T1">Repository</text:span></text:p>
            <text:p text:style-name="P1"><text:span text:style-name="T1">(permanent storage)</text:span></text:p>
          </draw:text-box>
        </draw:frame>
        <draw:custom-shape draw:style-name="gr6" draw:text-style-name="P2" draw:layer="layout" svg:width="1.4cm" svg:height="1.8cm" svg:x="2.671cm" svg:y="3.0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draw:layer="layout" svg:width="1.4cm" svg:height="1.8cm" svg:x="7.371cm" svg:y="3.051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4cm" svg:height="1.8cm" svg:x="12.071cm" svg:y="3.0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2.219cm" svg:height="1.1cm" svg:x="9.3cm" svg:y="3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38cm" svg:height="1.26cm" draw:transform="rotate (-3.14159265358979) translate (3.18cm 3.5cm)">
          <text:p/>
          <draw:enhanced-geometry svg:viewBox="0 0 21600 21600" draw:mirror-horizontal="true" draw:mirror-vertical="true" draw:text-areas="0 0 21600 21600" draw:type="circular-arrow" draw:modifiers="90.4216781375869 -40.6502584202607 4772.444484130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4" draw:layer="layout" svg:width="1.776cm" svg:height="0.683cm" svg:x="1cm" svg:y="3.617cm">
          <draw:text-box>
            <text:p text:style-name="P3"><text:span text:style-name="T2">Edit file</text:span></text:p>
          </draw:text-box>
        </draw:frame>
        <draw:custom-shape draw:style-name="gr9" draw:text-style-name="P1" draw:layer="layout" svg:width="2.2cm" svg:height="1.1cm" svg:x="4.7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.666cm" svg:height="0.683cm" svg:x="4.867cm" svg:y="3.635cm">
          <draw:text-box>
            <text:p text:style-name="P1"><text:span text:style-name="T3">git add</text:span></text:p>
          </draw:text-box>
        </draw:frame>
        <draw:frame draw:style-name="gr13" draw:text-style-name="P5" draw:layer="layout" svg:width="2.272cm" svg:height="0.683cm" svg:x="9.283cm" svg:y="3.637cm">
          <draw:text-box>
            <text:p text:style-name="P1"><text:span text:style-name="T3">git commit</text:span></text:p>
          </draw:text-box>
        </draw:frame>
        <draw:frame draw:style-name="gr3" draw:text-style-name="P6" draw:layer="layout" svg:width="4.448cm" svg:height="1.221cm" svg:x="1.2cm" svg:y="5.979cm">
          <draw:text-box>
            <text:p text:style-name="P1"><text:span text:style-name="T4">Visible File System</text:span></text:p>
          </draw:text-box>
        </draw:frame>
        <draw:frame draw:style-name="gr3" draw:text-style-name="P6" draw:layer="layout" svg:width="4.448cm" svg:height="1.221cm" svg:x="9.2cm" svg:y="6cm">
          <draw:text-box>
            <text:p text:style-name="P1"><text:span text:style-name="T4">Git Reposit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White_20_to_20_orange" draw:display-name="White to orange" draw:style="linear" draw:start-color="#99ccff" draw:end-color="#ffffff" draw:start-intensity="100%" draw:end-intensity="100%" draw:angle="900" draw:border="0%"/>
    <draw:gradient draw:name="ss" draw:style="linear" draw:start-color="#ffffff" draw:end-color="#eb613d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7.62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8-24T14:04:52.798077000</dc:date>
    <meta:editing-duration>PT47M2S</meta:editing-duration>
    <meta:editing-cycles>13</meta:editing-cycles>
    <meta:generator>LibreOffice/4.2.6.2$MacOSX_X86_64 LibreOffice_project/185f2ce4dcc34af9bd97dec29e6d42c39557298f</meta:generator>
    <meta:document-statistic meta:object-count="16"/>
  </office:meta>
</office:document-meta>
</file>